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fb35" officeooo:paragraph-rsid="0016fb35"/>
    </style:style>
    <style:style style:name="P2" style:family="paragraph" style:parent-style-name="Standard">
      <style:text-properties officeooo:rsid="001880ca" officeooo:paragraph-rsid="001880ca"/>
    </style:style>
    <style:style style:name="P3" style:family="paragraph" style:parent-style-name="Standard">
      <style:text-properties officeooo:rsid="00191751" officeooo:paragraph-rsid="00191751"/>
    </style:style>
    <style:style style:name="P4" style:family="paragraph" style:parent-style-name="Standard">
      <style:text-properties officeooo:rsid="001daeed" officeooo:paragraph-rsid="001daeed"/>
    </style:style>
    <style:style style:name="P5" style:family="paragraph" style:parent-style-name="Standard">
      <style:text-properties officeooo:rsid="001ecd1f" officeooo:paragraph-rsid="001ecd1f"/>
    </style:style>
    <style:style style:name="P6" style:family="paragraph" style:parent-style-name="Standard">
      <style:text-properties officeooo:rsid="001880ca" officeooo:paragraph-rsid="001daeed"/>
    </style:style>
    <style:style style:name="P7" style:family="paragraph" style:parent-style-name="Standard">
      <style:text-properties officeooo:rsid="001880ca" officeooo:paragraph-rsid="001880ca"/>
    </style:style>
    <style:style style:name="P8" style:family="paragraph" style:parent-style-name="Standard">
      <style:text-properties officeooo:rsid="001880ca" officeooo:paragraph-rsid="0016fb35"/>
    </style:style>
    <style:style style:name="P9" style:family="paragraph" style:parent-style-name="Standard">
      <style:text-properties officeooo:rsid="001daeed" officeooo:paragraph-rsid="001daeed"/>
    </style:style>
    <style:style style:name="P10" style:family="paragraph" style:parent-style-name="Standard">
      <style:text-properties officeooo:rsid="0020e018" officeooo:paragraph-rsid="0020e018"/>
    </style:style>
    <style:style style:name="P11" style:family="paragraph" style:parent-style-name="Standard">
      <style:text-properties officeooo:rsid="0016fb35" officeooo:paragraph-rsid="0016fb35"/>
    </style:style>
    <style:style style:name="P12" style:family="paragraph" style:parent-style-name="Standard">
      <style:text-properties officeooo:rsid="00191751" officeooo:paragraph-rsid="00191751"/>
    </style:style>
    <style:style style:name="P13" style:family="paragraph" style:parent-style-name="Standard">
      <style:text-properties officeooo:rsid="0024adc2" officeooo:paragraph-rsid="0024adc2"/>
    </style:style>
    <style:style style:name="P14" style:family="paragraph" style:parent-style-name="Standard">
      <style:text-properties officeooo:rsid="0027e093" officeooo:paragraph-rsid="0027e093"/>
    </style:style>
    <style:style style:name="P15" style:family="paragraph" style:parent-style-name="Standard">
      <style:text-properties officeooo:rsid="0028b60d" officeooo:paragraph-rsid="0028b60d"/>
    </style:style>
    <style:style style:name="T1" style:family="text">
      <style:text-properties officeooo:rsid="001b23a7"/>
    </style:style>
    <style:style style:name="T2" style:family="text">
      <style:text-properties officeooo:rsid="0020e018"/>
    </style:style>
    <style:style style:name="T3" style:family="text">
      <style:text-properties officeooo:rsid="0021720e"/>
    </style:style>
    <style:style style:name="T4" style:family="text">
      <style:text-properties officeooo:rsid="002314f7"/>
    </style:style>
    <style:style style:name="T5" style:family="text">
      <style:text-properties officeooo:rsid="002694f3"/>
    </style:style>
    <style:style style:name="T6" style:family="text">
      <style:text-properties officeooo:rsid="002a9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conception : </text:p>
      <text:p text:style-name="P1"/>
      <text:p text:style-name="P1">«  <text:span text:style-name="T1">Il y avait en Neuchâtel, dans le Lycée de monsieur le baron de Rougemont, une jeune élève à qui la Nature avait donné Candide comme lecture en deuxième année. » </text:span></text:p>
      <text:p text:style-name="P4">c’est le point de départ de mon travail de matu.</text:p>
      <text:p text:style-name="P2">- pourquoi avoir voulu adapter Candide</text:p>
      <text:p text:style-name="P4"><text:tab/>-déplu </text:p>
      <text:p text:style-name="P4"><text:tab/><text:span text:style-name="T2">- persos attachants, scénario cool pour un jeu vidéo</text:span></text:p>
      <text:p text:style-name="P6">- pourquoi un jeu vidéo</text:p>
      <text:p text:style-name="P6"><text:span text:style-name="T2">- rêve de gamin</text:span></text:p>
      <text:p text:style-name="P10">- autres élèves → aborder l’oeuvre de manière plus amusante / <text:span text:style-name="T3">faire découvrir</text:span></text:p>
      <text:p text:style-name="P6"><text:s/></text:p>
      <text:p text:style-name="P1">réalisation </text:p>
      <text:p text:style-name="P5">- objectif de base ( graphismes, histoire alternative <text:span text:style-name="T4">)</text:span></text:p>
      <text:p text:style-name="P5">- bagage départ, phaser + js</text:p>
      <text:p text:style-name="P5"/>
      <text:p text:style-name="P13">- dessin :</text:p>
      <text:p text:style-name="P13">- tout premier dessin (avant l’idée du jeu )</text:p>
      <text:p text:style-name="P13">- <text:s/><text:span text:style-name="T5">adapter perso. Interprétation. Exemple avec Cacambo, expliquer quelques designs ?</text:span></text:p>
      <text:p text:style-name="P14">- pixel art</text:p>
      <text:p text:style-name="P5"/>
      <text:p text:style-name="P14">code : </text:p>
      <text:p text:style-name="P14">- classes avec des méthodes</text:p>
      <text:p text:style-name="P2">-parler vite fait des classes</text:p>
      <text:p text:style-name="P2">-montrer le fonctionnement des maps (calques) </text:p>
      <text:p text:style-name="P15">- ouvrir le fichier « TM_Candide » et expliquer qu’il ne faut jamais abandonner</text:p>
      <text:p text:style-name="P15">- montrer système de bataille</text:p>
      <text:p text:style-name="P15"/>
      <text:p text:style-name="P15"/>
      <text:p text:style-name="P1">complications</text:p>
      <text:p text:style-name="P3">-réctifications ( erreurs dans le tm ) </text:p>
      <text:p text:style-name="P3"><text:tab/><text:span text:style-name="T4">p.11 « sonr »</text:span></text:p>
      <text:p text:style-name="P3"><text:tab/><text:span text:style-name="T4">section 8 « dépendre »</text:span></text:p>
      <text:p text:style-name="P3"/>
      <text:p text:style-name="P2">-temps</text:p>
      <text:p text:style-name="P2">- <text:s/>vidéo <text:span text:style-name="T6">pangloss</text:span> (annecdote vidéo )</text:p>
      <text:p text:style-name="P2"/>
      <text:p text:style-name="P2"/>
      <text:p text:style-name="P1">conclusion</text:p>
      <text:p text:style-name="P2">- ce que j’ai retenu</text:p>
      <text:p text:style-name="P2">- continu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0:13:56.274000000</meta:creation-date>
    <dc:date>2018-05-16T20:21:57.279000000</dc:date>
    <meta:editing-duration>PT54M34S</meta:editing-duration>
    <meta:editing-cycles>18</meta:editing-cycles>
    <meta:generator>LibreOffice/5.3.7.2$Windows_X86_64 LibreOffice_project/6b8ed514a9f8b44d37a1b96673cbbdd077e24059</meta:generator>
    <meta:print-date>2018-05-16T20:11:30.591000000</meta:print-date>
    <meta:document-statistic meta:table-count="0" meta:image-count="0" meta:object-count="0" meta:page-count="1" meta:paragraph-count="32" meta:word-count="192" meta:character-count="1076" meta:non-whitespace-character-count="900"/>
  </office:meta>
</office:document-meta>
</file>